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HGGothicM" svg:font-family="HGGothicM"/>
    <style:font-face style:name="HGGothicM1" svg:font-family="HGGothic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S-Mincho" svg:font-family="MS-Mincho"/>
    <style:font-face style:name="MS-Mincho1" svg:font-family="MS-Mincho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2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3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8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solid" draw:fill-color="#e6e6e6" draw:shadow="hidden"/>
    </style:style>
    <style:style style:name="gr11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13" style:family="graphic" style:parent-style-name="standard">
      <style:graphic-properties draw:stroke="none" draw:fill="none" draw:textarea-vertical-align="middle" fo:min-height="22.607cm" fo:min-width="2.54cm" fo:padding-top="0.071cm" fo:padding-bottom="0.071cm" fo:padding-left="0.071cm" fo:padding-right="0.071cm"/>
    </style:style>
    <style:style style:name="gr14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solid" draw:fill-color="#000000" draw:shadow="hidden"/>
    </style:style>
    <style:style style:name="gr17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681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23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27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8" style:family="graphic" style:parent-style-name="standard">
      <style:graphic-properties draw:stroke="none" draw:fill="none" draw:textarea-vertical-align="top" fo:min-height="4.282cm" fo:min-width="2.54cm" fo:padding-top="0.071cm" fo:padding-bottom="0.071cm" fo:padding-left="0.071cm" fo:padding-right="0.07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1.128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31" style:family="graphic" style:parent-style-name="standard">
      <style:graphic-properties draw:stroke="solid" svg:stroke-width="0.008cm" svg:stroke-color="#ff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32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679cm" fo:min-width="2.54cm" fo:padding-top="0.035cm" fo:padding-bottom="0.035cm" fo:padding-left="0.035cm" fo:padding-right="0.035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701cm" fo:min-width="2.54cm" fo:padding-top="0.071cm" fo:padding-bottom="0.071cm" fo:padding-left="0.071cm" fo:padding-right="0.07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1.395cm" fo:min-width="2.54cm" fo:padding-top="0.141cm" fo:padding-bottom="0.141cm" fo:padding-left="0.141cm" fo:padding-right="0.141cm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0.866cm" fo:min-width="2.54cm" fo:padding-top="0.071cm" fo:padding-bottom="0.071cm" fo:padding-left="0.071cm" fo:padding-right="0.071cm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textarea-vertical-align="middle" fo:min-height="1.701cm" fo:min-width="2.54cm" fo:padding-top="0cm" fo:padding-bottom="0.141cm" fo:padding-left="0.141cm" fo:padding-right="0.141cm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textarea-vertical-align="middle" fo:min-height="1.701cm" fo:min-width="2.54cm" fo:padding-top="0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20%" fo:text-align="end" fo:text-indent="0cm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solid" draw:fill-color="#e6e6e6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style:writing-mode="lr-tb"/>
      <style:text-properties fo:color="#ff0000" loext:opacity="100%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ff0000" loext:opacity="100%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0000" loext:opacity="100%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ff0000" loext:opacity="100%" fo:font-size="8pt" style:font-size-asian="8pt" style:font-size-complex="8pt"/>
    </style:style>
    <style:style style:name="T1" style:family="text">
      <style:text-properties fo:color="#000000" loext:opacity="100%" style:font-name="Ｍ1" fo:font-size="12pt" style:font-name-asian="Ｍ1" style:font-size-asian="12pt" style:font-name-complex="Ｍ1" style:font-size-complex="12pt"/>
    </style:style>
    <style:style style:name="T2" style:family="text">
      <style:text-properties fo:color="#000000" loext:opacity="100%" style:font-name="Ｍ1" fo:font-size="8pt" style:font-name-asian="Ｍ1" style:font-size-asian="8pt" style:font-name-complex="Ｍ1" style:font-size-complex="8pt"/>
    </style:style>
    <style:style style:name="T3" style:family="text">
      <style:text-properties fo:color="#000000" loext:opacity="100%" style:font-name="Ｍ1" fo:font-size="10pt" style:font-name-asian="Ｍ1" style:font-size-asian="10pt" style:font-name-complex="Ｍ1" style:font-size-complex="10pt"/>
    </style:style>
    <style:style style:name="T4" style:family="text">
      <style:text-properties fo:color="#000000" loext:opacity="100%" style:font-name="Ｍ1" fo:font-size="6pt" style:font-name-asian="Ｍ1" style:font-size-asian="6pt" style:font-name-complex="Ｍ1" style:font-size-complex="6pt"/>
    </style:style>
    <style:style style:name="T5" style:family="text">
      <style:text-properties fo:color="#000000" loext:opacity="100%" style:font-name="Ｍ1" fo:font-size="6pt" fo:background-color="#ffffff" style:font-name-asian="Ｍ1" style:font-size-asian="6pt" style:font-name-complex="Ｍ1" style:font-size-complex="6pt"/>
    </style:style>
    <style:style style:name="T6" style:family="text">
      <style:text-properties fo:color="#ff0000" loext:opacity="100%" style:font-name="Ｍ1" fo:font-size="10pt" style:font-name-asian="Ｍ1" style:font-size-asian="10pt" style:font-name-complex="Ｍ1" style:font-size-complex="10pt"/>
    </style:style>
    <style:style style:name="T7" style:family="text">
      <style:text-properties fo:color="#000000" loext:opacity="100%" style:font-name="Ｍ1" fo:font-size="9pt" style:text-underline-style="solid" style:text-underline-width="auto" style:text-underline-color="font-color" fo:font-weight="bold" style:font-name-asian="Ｍ1" style:font-size-asian="9pt" style:font-weight-asian="bold" style:font-name-complex="Ｍ1" style:font-size-complex="9pt" style:font-weight-complex="bold"/>
    </style:style>
    <style:style style:name="T8" style:family="text">
      <style:text-properties fo:color="#000000" loext:opacity="100%" style:font-name="Ｍ1" fo:font-size="9pt" style:font-name-asian="Ｍ1" style:font-size-asian="9pt" style:font-name-complex="Ｍ1" style:font-size-complex="9pt"/>
    </style:style>
    <style:style style:name="T9" style:family="text">
      <style:text-properties fo:color="#ff0000" loext:opacity="100%" style:font-name="HGGothicM" fo:font-size="9pt" style:font-name-asian="HGGothicM" style:font-size-asian="9pt" style:font-name-complex="HGGothicM" style:font-size-complex="9pt"/>
    </style:style>
    <style:style style:name="T10" style:family="text">
      <style:text-properties fo:color="#ff0000" loext:opacity="100%" style:font-name="MS-Mincho" fo:font-size="9pt" style:font-name-asian="MS-Mincho" style:font-size-asian="9pt" style:font-name-complex="MS-Mincho" style:font-size-complex="9pt"/>
    </style:style>
    <style:style style:name="T11" style:family="text">
      <style:text-properties fo:color="#ff0000" loext:opacity="100%" style:font-name="Ｍ1" fo:font-size="9pt" style:font-name-asian="Ｍ1" style:font-size-asian="9pt" style:font-name-complex="Ｍ1" style:font-size-complex="9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Ｍ1" fo:font-size="9pt" fo:font-style="normal" fo:text-shadow="none" style:text-underline-style="none" fo:font-weight="normal" style:letter-kerning="true" style:font-name-asian="Ｍ1" style:font-size-asian="9pt" style:font-style-asian="normal" style:font-weight-asian="normal" style:font-name-complex="Ｍ1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font-name="Ｍ1" fo:font-size="8pt" fo:background-color="#ffffff" style:font-name-asian="Ｍ1" style:font-size-asian="8pt" style:font-name-complex="Ｍ1" style:font-size-complex="8pt"/>
    </style:style>
    <style:style style:name="T14" style:family="text">
      <style:text-properties fo:color="#ff0000" loext:opacity="100%" style:font-name="Ｍ1" fo:font-size="8pt" style:font-name-asian="Ｍ1" style:font-size-asian="8pt" style:font-name-complex="Ｍ1" style:font-size-complex="8pt"/>
    </style:style>
    <style:style style:name="T15" style:family="text">
      <style:text-properties fo:color="#ff0000" loext:opacity="100%" style:font-name="Ｍ1" fo:font-size="6pt" style:font-name-asian="Ｍ1" style:font-size-asian="6pt" style:font-name-complex="Ｍ1" style:font-size-complex="6pt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Ｍ1" fo:font-size="8pt" fo:font-style="normal" fo:text-shadow="none" style:text-underline-style="none" fo:font-weight="normal" style:letter-kerning="true" fo:background-color="#ffffff" style:font-name-asian="Ｍ1" style:font-size-asian="8pt" style:font-style-asian="normal" style:font-weight-asian="normal" style:font-name-complex="Ｍ1" style:font-size-complex="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0000" loext:opacity="100%" style:font-name="Ｍ1" fo:font-size="8pt" fo:background-color="#ffffff" style:font-name-asian="Ｍ1" style:font-size-asian="8pt" style:font-name-complex="Ｍ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D050_SPF_CMM_001" draw:style-name="dp1" draw:master-page-name="PM0">
        <draw:polygon draw:style-name="gr1" draw:text-style-name="P1" draw:layer="layout" svg:width="4.26cm" svg:height="6.311cm" svg:x="13.375cm" svg:y="8.288cm" svg:viewBox="0 0 4261 6312" draw:points="0,0 0,6312 4261,6312 4261,0">
          <text:p/>
        </draw:polygon>
        <draw:frame draw:style-name="gr2" draw:text-style-name="P3" draw:layer="layout" svg:width="2.54cm" svg:height="0.79cm" svg:x="0.476cm" svg:y="25.178cm">
          <draw:text-box>
            <text:p text:style-name="P2"><text:span text:style-name="T1">凡例</text:span><text:span text:style-name="T1">:</text:span></text:p>
          </draw:text-box>
        </draw:frame>
        <draw:frame draw:style-name="gr3" draw:text-style-name="P3" draw:layer="layout" svg:width="11.591cm" svg:height="0.635cm" svg:x="1.213cm" svg:y="28.43cm">
          <draw:text-box>
            <text:p text:style-name="P2"><text:span text:style-name="T2">MD050_SPF_CMM_001_</text:span><text:span text:style-name="T2">仕入先</text:span><text:span text:style-name="T2">_Issue1.0.vsd</text:span></text:p>
          </draw:text-box>
        </draw:frame>
        <draw:g>
          <draw:polygon draw:style-name="gr4" draw:text-style-name="P1" draw:layer="layout" svg:width="13.152cm" svg:height="0.953cm" svg:x="9.866cm" svg:y="0.807cm" svg:viewBox="0 0 13153 954" draw:points="0,954 13153,954 13153,0 0,0">
            <text:p/>
          </draw:polygon>
          <draw:frame draw:style-name="gr5" draw:text-style-name="P3" draw:layer="layout" svg:width="13.152cm" svg:height="0.953cm" svg:x="9.866cm" svg:y="0.807cm">
            <draw:text-box>
              <text:p text:style-name="P2"><text:span text:style-name="T3">説明</text:span><text:span text:style-name="T3">: EBS</text:span><text:span text:style-name="T3">の仕入先マスタ管理の流れ</text:span></text:p>
            </draw:text-box>
          </draw:frame>
        </draw:g>
        <draw:g>
          <draw:polygon draw:style-name="gr4" draw:text-style-name="P1" draw:layer="layout" svg:width="8.599cm" svg:height="0.953cm" svg:x="1.27cm" svg:y="0.807cm" svg:viewBox="0 0 8600 954" draw:points="0,954 8600,954 8600,0 0,0">
            <text:p/>
          </draw:polygon>
          <draw:frame draw:style-name="gr5" draw:text-style-name="P3" draw:layer="layout" svg:width="8.599cm" svg:height="0.953cm" svg:x="1.27cm" svg:y="0.807cm">
            <draw:text-box>
              <text:p text:style-name="P2"><text:span text:style-name="T3">MD050_SPF_CMM_001</text:span><text:span text:style-name="T3">　仕入先マスタの管理</text:span></text:p>
            </draw:text-box>
          </draw:frame>
        </draw:g>
        <draw:frame draw:style-name="gr3" draw:text-style-name="P3" draw:layer="layout" svg:width="3.971cm" svg:height="0.635cm" svg:x="37.304cm" svg:y="28.43cm">
          <draw:text-box>
            <text:p text:style-name="P4"><text:span text:style-name="T2">1 / 1</text:span></text:p>
          </draw:text-box>
        </draw:frame>
        <draw:g>
          <draw:g>
            <draw:polygon draw:style-name="gr6" draw:text-style-name="P5" draw:layer="layout" svg:width="1.588cm" svg:height="1.175cm" svg:x="4.207cm" svg:y="26.255cm" svg:viewBox="0 0 1589 1176" draw:points="0,0 0,1176 794,858 1589,1176 1589,0">
              <text:p/>
            </draw:polygon>
            <draw:polygon draw:style-name="gr1" draw:text-style-name="P1" draw:layer="layout" svg:width="1.588cm" svg:height="1.175cm" svg:x="4.207cm" svg:y="26.255cm" svg:viewBox="0 0 1589 1176" draw:points="0,0 0,1176 794,858 1589,1176 1589,0">
              <text:p/>
            </draw:polygon>
          </draw:g>
        </draw:g>
        <draw:frame draw:style-name="gr7" draw:text-style-name="P1" draw:layer="layout" svg:width="1.588cm" svg:height="0.932cm" svg:x="4.207cm" svg:y="25.959cm">
          <draw:text-box>
            <text:p/>
          </draw:text-box>
        </draw:frame>
        <draw:frame draw:style-name="gr8" draw:text-style-name="P1" draw:layer="layout" svg:width="1.588cm" svg:height="1.214cm" svg:x="4.842cm" svg:y="26.736cm">
          <draw:text-box>
            <text:p/>
          </draw:text-box>
        </draw:frame>
        <draw:frame draw:style-name="gr9" draw:text-style-name="P3" draw:layer="layout" svg:width="1.588cm" svg:height="0.677cm" svg:x="4.207cm" svg:y="26.594cm">
          <draw:text-box>
            <text:p text:style-name="P6"><text:span text:style-name="T4">帳票名称</text:span></text:p>
          </draw:text-box>
        </draw:frame>
        <draw:g>
          <draw:g>
            <draw:path draw:style-name="gr10" draw:text-style-name="P7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  <draw:path draw:style-name="gr1" draw:text-style-name="P1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</draw:g>
          <draw:frame draw:style-name="gr11" draw:text-style-name="P3" draw:layer="layout" svg:width="1.767cm" svg:height="1.045cm" svg:x="4.911cm" svg:y="27.044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polygon draw:style-name="gr12" draw:text-style-name="P1" draw:layer="layout" svg:width="39.292cm" svg:height="22.749cm" svg:x="1.25cm" svg:y="2.25cm" svg:viewBox="0 0 39293 22750" draw:points="0,22750 39293,22750 39293,0 0,0">
            <text:p/>
          </draw:polygon>
          <draw:frame draw:style-name="gr13" draw:text-style-name="P1" draw:layer="layout" svg:width="39.292cm" svg:height="22.749cm" svg:x="1.25cm" svg:y="2.25cm">
            <draw:text-box>
              <text:p/>
            </draw:text-box>
          </draw:frame>
        </draw:g>
        <draw:g>
          <draw:g>
            <draw:polygon draw:style-name="gr6" draw:text-style-name="P5" draw:layer="layout" svg:width="2.442cm" svg:height="1.127cm" svg:x="12.127cm" svg:y="26.245cm" svg:viewBox="0 0 2443 1128" draw:points="0,1128 1879,1128 2443,0 563,0">
              <text:p/>
            </draw:polygon>
            <draw:polygon draw:style-name="gr1" draw:text-style-name="P1" draw:layer="layout" svg:width="2.442cm" svg:height="1.127cm" svg:x="12.127cm" svg:y="26.245cm" svg:viewBox="0 0 2443 1128" draw:points="0,1128 1879,1128 2443,0 563,0">
              <text:p/>
            </draw:polygon>
          </draw:g>
          <draw:frame draw:style-name="gr14" draw:text-style-name="P3" draw:layer="layout" svg:width="1.252cm" svg:height="1.127cm" svg:x="12.722cm" svg:y="26.245cm">
            <draw:text-box>
              <text:p text:style-name="P6"><text:span text:style-name="T4">データ</text:span></text:p>
              <text:p text:style-name="P6"><text:span text:style-name="T4">ファイル名</text:span></text:p>
            </draw:text-box>
          </draw:frame>
        </draw:g>
        <draw:g>
          <draw:g>
            <draw:polygon draw:style-name="gr6" draw:text-style-name="P5" draw:layer="layout" svg:width="1.588cm" svg:height="1.016cm" svg:x="6.834cm" svg:y="26.195cm" svg:viewBox="0 0 1589 1017" draw:points="158,0 0,158 0,859 158,1017 1430,1017 1589,859 1589,158 1430,0">
              <text:p/>
            </draw:polygon>
            <draw:polygon draw:style-name="gr1" draw:text-style-name="P1" draw:layer="layout" svg:width="1.588cm" svg:height="1.016cm" svg:x="6.834cm" svg:y="26.195cm" svg:viewBox="0 0 1589 1017" draw:points="158,0 0,158 0,859 158,1017 1430,1017 1589,859 1589,158 1430,0">
              <text:p/>
            </draw:polygon>
          </draw:g>
        </draw:g>
        <draw:frame draw:style-name="gr7" draw:text-style-name="P1" draw:layer="layout" svg:width="1.588cm" svg:height="0.932cm" svg:x="6.834cm" svg:y="25.899cm">
          <draw:text-box>
            <text:p/>
          </draw:text-box>
        </draw:frame>
        <draw:frame draw:style-name="gr8" draw:text-style-name="P1" draw:layer="layout" svg:width="1.588cm" svg:height="1.214cm" svg:x="7.469cm" svg:y="26.676cm">
          <draw:text-box>
            <text:p/>
          </draw:text-box>
        </draw:frame>
        <draw:frame draw:style-name="gr9" draw:text-style-name="P3" draw:layer="layout" svg:width="1.588cm" svg:height="0.677cm" svg:x="6.834cm" svg:y="26.534cm">
          <draw:text-box>
            <text:p text:style-name="P6"><text:span text:style-name="T4">バッチ名称</text:span></text:p>
          </draw:text-box>
        </draw:frame>
        <draw:g>
          <draw:g>
            <draw:path draw:style-name="gr10" draw:text-style-name="P7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  <draw:path draw:style-name="gr1" draw:text-style-name="P1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</draw:g>
          <draw:frame draw:style-name="gr11" draw:text-style-name="P3" draw:layer="layout" svg:width="1.767cm" svg:height="1.045cm" svg:x="7.538cm" svg:y="26.984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6" draw:text-style-name="P5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4" draw:text-style-name="P1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5" draw:text-style-name="P3" draw:layer="layout" svg:width="1.733cm" svg:height="0.75cm" svg:x="9.79cm" svg:y="26.511cm">
            <draw:text-box>
              <text:p text:style-name="P6"><text:span text:style-name="T4">テーブル名称</text:span></text:p>
            </draw:text-box>
          </draw:frame>
        </draw:g>
        <draw:g>
          <draw:polygon draw:style-name="gr6" draw:text-style-name="P5" draw:layer="layout" svg:width="1.283cm" svg:height="1.283cm" svg:x="1.455cm" svg:y="26.287cm" svg:viewBox="0 0 1284 1284" draw:points="280,843 0,843 0,1284 1284,1284 1284,843 1003,843 1003,782 1123,782 1123,0 160,0 160,782 280,782">
            <text:p/>
          </draw:polygon>
          <draw:path draw:style-name="gr4" draw:text-style-name="P1" draw:layer="layout" svg:width="1.283cm" svg:height="1.283cm" svg:x="1.455cm" svg:y="26.287cm" svg:viewBox="0 0 1284 1284" svg:d="M280 843h-280v441h1284v-441h-281v-61h120v-782h-963v782h120zM280 843h723M280 782h723">
            <text:p/>
          </draw:path>
        </draw:g>
        <draw:g>
          <draw:path draw:style-name="gr6" draw:text-style-name="P5" draw:layer="layout" svg:width="0.521cm" svg:height="0.361cm" svg:x="2.117cm" svg:y="27.169cm" svg:viewBox="0 0 522 362" svg:d="M0 362h422v-362h-422zM462 60h60v-60h-60z">
            <text:p/>
          </draw:path>
          <draw:path draw:style-name="gr1" draw:text-style-name="P1" draw:layer="layout" svg:width="0.521cm" svg:height="0.361cm" svg:x="2.117cm" svg:y="27.169cm" svg:viewBox="0 0 522 362" svg:d="M0 362h422v-362h-422zM0 121h422M0 241h422M20 181h382M240 221h121v-80h-121zM462 60h60v-60h-60z">
            <text:p/>
          </draw:path>
        </draw:g>
        <draw:g>
          <draw:path draw:style-name="gr16" draw:text-style-name="P8" draw:layer="layout" svg:width="1.203cm" svg:height="0.862cm" svg:x="1.495cm" svg:y="26.377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1" draw:text-style-name="P1" draw:layer="layout" svg:width="1.203cm" svg:height="0.862cm" svg:x="1.495cm" svg:y="26.377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7" draw:text-style-name="P3" draw:layer="layout" svg:width="2.117cm" svg:height="0.537cm" svg:x="1.039cm" svg:y="27.57cm">
          <draw:text-box>
            <text:p text:style-name="P6"><text:span text:style-name="T5">画面名称</text:span></text:p>
          </draw:text-box>
        </draw:frame>
        <draw:g>
          <draw:g>
            <draw:path draw:style-name="gr10" draw:text-style-name="P7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  <draw:path draw:style-name="gr1" draw:text-style-name="P1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</draw:g>
          <draw:frame draw:style-name="gr11" draw:text-style-name="P3" draw:layer="layout" svg:width="1.767cm" svg:height="1.045cm" svg:x="2.17cm" svg:y="26.78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polygon draw:style-name="gr4" draw:text-style-name="P1" draw:layer="layout" svg:width="2.143cm" svg:height="0.953cm" svg:x="24.606cm" svg:y="0.807cm" svg:viewBox="0 0 2144 954" draw:points="0,954 2144,954 2144,0 0,0">
            <text:p/>
          </draw:polygon>
          <draw:frame draw:style-name="gr5" draw:text-style-name="P3" draw:layer="layout" svg:width="2.143cm" svg:height="0.953cm" svg:x="24.606cm" svg:y="0.807cm">
            <draw:text-box>
              <text:p text:style-name="P2"><text:span text:style-name="T3">2008/06/11</text:span></text:p>
            </draw:text-box>
          </draw:frame>
        </draw:g>
        <draw:g>
          <draw:polygon draw:style-name="gr4" draw:text-style-name="P1" draw:layer="layout" svg:width="1.59cm" svg:height="0.953cm" svg:x="23.019cm" svg:y="0.807cm" svg:viewBox="0 0 1591 954" draw:points="0,954 1591,954 1591,0 0,0">
            <text:p/>
          </draw:polygon>
          <draw:frame draw:style-name="gr5" draw:text-style-name="P3" draw:layer="layout" svg:width="1.59cm" svg:height="0.953cm" svg:x="23.019cm" svg:y="0.807cm">
            <draw:text-box>
              <text:p text:style-name="P2"><text:span text:style-name="T3">作成日</text:span></text:p>
            </draw:text-box>
          </draw:frame>
        </draw:g>
        <draw:g>
          <draw:polygon draw:style-name="gr4" draw:text-style-name="P1" draw:layer="layout" svg:width="2.064cm" svg:height="0.953cm" svg:x="31.988cm" svg:y="0.807cm" svg:viewBox="0 0 2065 954" draw:points="0,954 2065,954 2065,0 0,0">
            <text:p/>
          </draw:polygon>
          <draw:frame draw:style-name="gr5" draw:text-style-name="P9" draw:layer="layout" svg:width="2.064cm" svg:height="0.953cm" svg:x="31.988cm" svg:y="0.807cm">
            <draw:text-box>
              <text:p text:style-name="P2"><text:span text:style-name="T6">2022/08/03</text:span></text:p>
            </draw:text-box>
          </draw:frame>
        </draw:g>
        <draw:g>
          <draw:polygon draw:style-name="gr4" draw:text-style-name="P1" draw:layer="layout" svg:width="1.429cm" svg:height="0.953cm" svg:x="30.559cm" svg:y="0.807cm" svg:viewBox="0 0 1430 954" draw:points="0,954 1430,954 1430,0 0,0">
            <text:p/>
          </draw:polygon>
          <draw:frame draw:style-name="gr5" draw:text-style-name="P3" draw:layer="layout" svg:width="1.429cm" svg:height="0.953cm" svg:x="30.559cm" svg:y="0.807cm">
            <draw:text-box>
              <text:p text:style-name="P2"><text:span text:style-name="T3">更新日</text:span></text:p>
            </draw:text-box>
          </draw:frame>
        </draw:g>
        <draw:g>
          <draw:polygon draw:style-name="gr4" draw:text-style-name="P1" draw:layer="layout" svg:width="2.143cm" svg:height="0.953cm" svg:x="35.56cm" svg:y="0.807cm" svg:viewBox="0 0 2144 954" draw:points="0,954 2144,954 2144,0 0,0">
            <text:p/>
          </draw:polygon>
          <draw:frame draw:style-name="gr5" draw:text-style-name="P9" draw:layer="layout" svg:width="2.143cm" svg:height="0.953cm" svg:x="35.56cm" svg:y="0.807cm">
            <draw:text-box>
              <text:p text:style-name="P2"><text:span text:style-name="T6">SCSK</text:span><text:span text:style-name="T6">鈴木</text:span></text:p>
            </draw:text-box>
          </draw:frame>
        </draw:g>
        <draw:g>
          <draw:polygon draw:style-name="gr4" draw:text-style-name="P1" draw:layer="layout" svg:width="1.508cm" svg:height="0.953cm" svg:x="34.052cm" svg:y="0.807cm" svg:viewBox="0 0 1509 954" draw:points="0,954 1509,954 1509,0 0,0">
            <text:p/>
          </draw:polygon>
          <draw:frame draw:style-name="gr5" draw:text-style-name="P3" draw:layer="layout" svg:width="1.508cm" svg:height="0.953cm" svg:x="34.052cm" svg:y="0.807cm">
            <draw:text-box>
              <text:p text:style-name="P2"><text:span text:style-name="T3">更新者</text:span></text:p>
            </draw:text-box>
          </draw:frame>
        </draw:g>
        <draw:g>
          <draw:polygon draw:style-name="gr4" draw:text-style-name="P1" draw:layer="layout" svg:width="2.223cm" svg:height="0.953cm" svg:x="28.337cm" svg:y="0.807cm" svg:viewBox="0 0 2224 954" draw:points="0,954 2224,954 2224,0 0,0">
            <text:p/>
          </draw:polygon>
          <draw:frame draw:style-name="gr5" draw:text-style-name="P3" draw:layer="layout" svg:width="2.223cm" svg:height="0.953cm" svg:x="28.337cm" svg:y="0.807cm">
            <draw:text-box>
              <text:p text:style-name="P2"><text:span text:style-name="T3">ORCL</text:span><text:span text:style-name="T3">濱田</text:span></text:p>
            </draw:text-box>
          </draw:frame>
        </draw:g>
        <draw:g>
          <draw:polygon draw:style-name="gr4" draw:text-style-name="P1" draw:layer="layout" svg:width="1.588cm" svg:height="0.953cm" svg:x="26.749cm" svg:y="0.807cm" svg:viewBox="0 0 1589 954" draw:points="0,954 1589,954 1589,0 0,0">
            <text:p/>
          </draw:polygon>
          <draw:frame draw:style-name="gr5" draw:text-style-name="P3" draw:layer="layout" svg:width="1.588cm" svg:height="0.953cm" svg:x="26.749cm" svg:y="0.807cm">
            <draw:text-box>
              <text:p text:style-name="P2"><text:span text:style-name="T3">作成者</text:span></text:p>
            </draw:text-box>
          </draw:frame>
        </draw:g>
        <draw:g>
          <draw:polygon draw:style-name="gr4" draw:text-style-name="P1" draw:layer="layout" svg:width="1.866cm" svg:height="0.953cm" svg:x="38.735cm" svg:y="0.807cm" svg:viewBox="0 0 1867 954" draw:points="0,954 1867,954 1867,0 0,0">
            <text:p/>
          </draw:polygon>
          <draw:frame draw:style-name="gr5" draw:text-style-name="P9" draw:layer="layout" svg:width="1.866cm" svg:height="0.953cm" svg:x="38.735cm" svg:y="0.807cm">
            <draw:text-box>
              <text:p text:style-name="P2"><text:span text:style-name="T6">Issue1.1</text:span></text:p>
            </draw:text-box>
          </draw:frame>
        </draw:g>
        <draw:g>
          <draw:polygon draw:style-name="gr4" draw:text-style-name="P1" draw:layer="layout" svg:width="1.032cm" svg:height="0.953cm" svg:x="37.703cm" svg:y="0.807cm" svg:viewBox="0 0 1033 954" draw:points="0,954 1033,954 1033,0 0,0">
            <text:p/>
          </draw:polygon>
          <draw:frame draw:style-name="gr5" draw:text-style-name="P3" draw:layer="layout" svg:width="1.032cm" svg:height="0.953cm" svg:x="37.703cm" svg:y="0.807cm">
            <draw:text-box>
              <text:p text:style-name="P2"><text:span text:style-name="T3">Ver.</text:span></text:p>
            </draw:text-box>
          </draw:frame>
        </draw:g>
        <draw:g>
          <draw:g>
            <draw:path draw:style-name="gr6" draw:text-style-name="P5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1" draw:text-style-name="P1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8" draw:text-style-name="P3" draw:layer="layout" svg:width="0.976cm" svg:height="0.976cm" svg:x="15.24cm" svg:y="26.29cm">
            <draw:text-box>
              <text:p text:style-name="P6"><text:span text:style-name="T4">番号</text:span></text:p>
            </draw:text-box>
          </draw:frame>
        </draw:g>
        <draw:frame draw:style-name="gr17" draw:text-style-name="P3" draw:layer="layout" svg:width="10.358cm" svg:height="0.537cm" svg:x="16.435cm" svg:y="28.605cm">
          <draw:text-box>
            <text:p text:style-name="P6"><text:span text:style-name="T4">CONFIDENTIAL</text:span><text:span text:style-name="T4">　株式会社伊藤園　</text:span><text:span text:style-name="T4">SCSK</text:span><text:span text:style-name="T4">株式会社</text:span></text:p>
          </draw:text-box>
        </draw:frame>
        <draw:frame draw:style-name="gr17" draw:text-style-name="P3" draw:layer="layout" svg:width="10.358cm" svg:height="0.537cm" svg:x="16.351cm" svg:y="28.896cm">
          <draw:text-box>
            <text:p text:style-name="P6"><text:span text:style-name="T4">Copyright © <text:s/>2022, SCSK Corporation All rights reserved.</text:span></text:p>
          </draw:text-box>
        </draw:frame>
        <draw:g>
          <draw:g>
            <draw:path draw:style-name="gr6" draw:text-style-name="P5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1" draw:text-style-name="P1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19" draw:text-style-name="P3" draw:layer="layout" svg:width="2.223cm" svg:height="1.883cm" svg:x="16.748cm" svg:y="25.71cm">
            <draw:text-box>
              <text:p text:style-name="P6"><text:span text:style-name="T4">他システム名</text:span></text:p>
              <text:p text:style-name="P6"><text:span text:style-name="T4">/</text:span><text:span text:style-name="T4">他領域名</text:span></text:p>
              <text:p text:style-name="P6"><text:span text:style-name="T4">(INBOUND</text:span><text:span text:style-name="T4">、</text:span><text:span text:style-name="T4">OUTBOUND)</text:span></text:p>
            </draw:text-box>
          </draw:frame>
        </draw:g>
        <draw:g>
          <draw:g>
            <draw:path draw:style-name="gr6" draw:text-style-name="P5" draw:layer="layout" svg:width="2.117cm" svg:height="0.794cm" svg:x="19.553cm" svg:y="26.3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1" draw:text-style-name="P1" draw:layer="layout" svg:width="2.117cm" svg:height="0.794cm" svg:x="19.553cm" svg:y="26.3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0" draw:text-style-name="P3" draw:layer="layout" svg:width="2.117cm" svg:height="0.794cm" svg:x="19.553cm" svg:y="26.366cm">
            <draw:text-box>
              <text:p text:style-name="P6"><text:span text:style-name="T4">START/END</text:span></text:p>
            </draw:text-box>
          </draw:frame>
        </draw:g>
        <draw:g>
          <draw:g>
            <draw:path draw:style-name="gr6" draw:text-style-name="P5" draw:layer="layout" svg:width="1.733cm" svg:height="1.4cm" svg:x="14.734cm" svg:y="8.615cm" svg:viewBox="0 0 1734 1401" svg:d="M0 216v969c0 38 40 75 116 108s186 60 318 79c131 19 281 29 433 29s302-10 434-29c131-19 241-46 317-79s116-70 116-108v-969c0-38-40-75-116-108s-186-60-318-79c-131-19-281-29-433-29s-302 10-434 29c-131 19-241 46-317 79s-116 70-116 108z">
              <text:p/>
            </draw:path>
            <draw:path draw:style-name="gr4" draw:text-style-name="P1" draw:layer="layout" svg:width="1.733cm" svg:height="1.4cm" svg:x="14.734cm" svg:y="8.615cm" svg:viewBox="0 0 1734 1401" svg:d="M0 216v969c0 38 40 75 116 108s186 60 318 79c131 19 281 29 433 29s302-10 434-29c131-19 241-46 317-79s116-70 116-108v-969c0-38-40-75-116-108s-186-60-318-79c-131-19-281-29-433-29s-302 10-434 29c-131 19-241 46-317 79s-116 70-116 108zM0 216c0 38 40 76 116 109 76 32 186 60 318 79 131 19 281 29 433 29s302-10 434-29c131-19 241-47 317-79 76-33 116-71 116-109">
              <text:p/>
            </draw:path>
          </draw:g>
          <draw:frame draw:style-name="gr21" draw:text-style-name="P3" draw:layer="layout" svg:width="1.733cm" svg:height="0.963cm" svg:x="14.734cm" svg:y="8.942cm">
            <draw:text-box>
              <text:p text:style-name="P6"><text:span text:style-name="T2">標準：</text:span></text:p>
              <text:p text:style-name="P6"><text:span text:style-name="T2">銀行口座</text:span></text:p>
            </draw:text-box>
          </draw:frame>
        </draw:g>
        <draw:g>
          <draw:g>
            <draw:path draw:style-name="gr6" draw:text-style-name="P5" draw:layer="layout" svg:width="1.733cm" svg:height="1.399cm" svg:x="14.681cm" svg:y="12.869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4" draw:text-style-name="P1" draw:layer="layout" svg:width="1.733cm" svg:height="1.399cm" svg:x="14.681cm" svg:y="12.869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21" draw:text-style-name="P3" draw:layer="layout" svg:width="1.733cm" svg:height="0.963cm" svg:x="14.681cm" svg:y="13.197cm">
            <draw:text-box>
              <text:p text:style-name="P6"><text:span text:style-name="T2">標準：</text:span></text:p>
              <text:p text:style-name="P6"><text:span text:style-name="T2">仕入先</text:span></text:p>
            </draw:text-box>
          </draw:frame>
        </draw:g>
        <draw:line draw:style-name="gr22" draw:text-style-name="P1" draw:layer="layout" svg:x1="11.029cm" svg:y1="11.285cm" svg:x2="11.029cm" svg:y2="12.645cm">
          <text:p/>
        </draw:line>
        <draw:line draw:style-name="gr22" draw:text-style-name="P1" draw:layer="layout" svg:x1="12.269cm" svg:y1="9.357cm" svg:x2="14.731cm" svg:y2="9.357cm">
          <text:p/>
        </draw:line>
        <draw:line draw:style-name="gr22" draw:text-style-name="P1" draw:layer="layout" svg:x1="12.299cm" svg:y1="13.601cm" svg:x2="14.672cm" svg:y2="13.601cm">
          <text:p/>
        </draw:line>
        <draw:g>
          <draw:g>
            <draw:polygon draw:style-name="gr6" draw:text-style-name="P5" draw:layer="layout" svg:width="2.54cm" svg:height="1.978cm" svg:x="14.401cm" svg:y="16.587cm" svg:viewBox="0 0 2541 1979" draw:points="158,0 0,158 0,1821 158,1979 2382,1979 2541,1821 2541,158 2382,0">
              <text:p/>
            </draw:polygon>
            <draw:polygon draw:style-name="gr1" draw:text-style-name="P1" draw:layer="layout" svg:width="2.54cm" svg:height="1.978cm" svg:x="14.401cm" svg:y="16.587cm" svg:viewBox="0 0 2541 1979" draw:points="158,0 0,158 0,1821 158,1979 2382,1979 2541,1821 2541,158 2382,0">
              <text:p/>
            </draw:polygon>
          </draw:g>
        </draw:g>
        <draw:frame draw:style-name="gr23" draw:text-style-name="P3" draw:layer="layout" svg:width="2.54cm" svg:height="0.341cm" svg:x="14.401cm" svg:y="16.659cm">
          <draw:text-box>
            <text:p text:style-name="P2"><text:span text:style-name="T2">CMM_001_A01</text:span></text:p>
          </draw:text-box>
        </draw:frame>
        <draw:g>
          <draw:g>
            <draw:path draw:style-name="gr10" draw:text-style-name="P7" draw:layer="layout" svg:width="3.63cm" svg:height="0.606cm" svg:x="15.181cm" svg:y="18.27cm" svg:viewBox="0 0 3631 607" svg:d="M101 607h3428c68 0 102-34 102-102v-404c0-67-34-101-102-101h-3428c-67 0-101 34-101 101v404c0 68 34 102 101 102z">
              <text:p/>
            </draw:path>
            <draw:path draw:style-name="gr1" draw:text-style-name="P1" draw:layer="layout" svg:width="3.63cm" svg:height="0.606cm" svg:x="15.181cm" svg:y="18.27cm" svg:viewBox="0 0 3631 607" svg:d="M101 607h3428c68 0 102-34 102-102v-404c0-67-34-101-102-101h-3428c-67 0-101 34-101 101v404c0 68 34 102 101 102z">
              <text:p/>
            </draw:path>
          </draw:g>
          <draw:frame draw:style-name="gr24" draw:text-style-name="P3" draw:layer="layout" svg:width="3.63cm" svg:height="0.791cm" svg:x="15.181cm" svg:y="18.178cm">
            <draw:text-box>
              <text:p text:style-name="P2"><text:span text:style-name="T4">【自動】仕入先マスタ</text:span><text:span text:style-name="T4">IF</text:span><text:span text:style-name="T4">出力（情報系）</text:span></text:p>
            </draw:text-box>
          </draw:frame>
        </draw:g>
        <draw:frame draw:style-name="gr25" draw:text-style-name="P3" draw:layer="layout" svg:width="2.54cm" svg:height="1.566cm" svg:x="14.401cm" svg:y="16.999cm">
          <draw:text-box>
            <text:p text:style-name="P6"><text:span text:style-name="T2">【自動】</text:span></text:p>
            <text:p text:style-name="P6"><text:span text:style-name="T2">仕入先マスタ</text:span><text:span text:style-name="T2">IF</text:span></text:p>
            <text:p text:style-name="P6"><text:span text:style-name="T2">出力（情報系）</text:span></text:p>
          </draw:text-box>
        </draw:frame>
        <draw:g>
          <draw:g>
            <draw:path draw:style-name="gr6" draw:text-style-name="P5" draw:layer="layout" svg:width="2.539cm" svg:height="0.953cm" svg:x="2.778cm" svg:y="8.877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1" draw:text-style-name="P1" draw:layer="layout" svg:width="2.539cm" svg:height="0.953cm" svg:x="2.778cm" svg:y="8.877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6" draw:text-style-name="P3" draw:layer="layout" svg:width="2.54cm" svg:height="0.953cm" svg:x="2.778cm" svg:y="8.877cm">
            <draw:text-box>
              <text:p text:style-name="P6"><text:span text:style-name="T2">START</text:span></text:p>
            </draw:text-box>
          </draw:frame>
        </draw:g>
        <draw:g>
          <draw:polygon draw:style-name="gr27" draw:text-style-name="P1" draw:layer="layout" svg:width="14.526cm" svg:height="4.382cm" svg:x="1.877cm" svg:y="2.826cm" svg:viewBox="0 0 14527 4383" draw:points="0,4383 14527,4383 14527,0 0,0">
            <text:p/>
          </draw:polygon>
          <draw:frame draw:style-name="gr28" draw:text-style-name="P11" draw:layer="layout" svg:width="14.526cm" svg:height="4.424cm" svg:x="1.877cm" svg:y="2.826cm">
            <draw:text-box>
              <text:p text:style-name="P2"><text:span text:style-name="T7">処理概要</text:span></text:p>
              <text:p text:style-name="P2"><text:span text:style-name="T8">仕入先マスタを</text:span><text:span text:style-name="T8">EBS</text:span><text:span text:style-name="T8">標準機能で管理（登録・変更・削除）します。</text:span></text:p>
              <text:p text:style-name="P2"><text:span text:style-name="T8">外部システム</text:span><text:span text:style-name="T8">IF</text:span><text:span text:style-name="T8">用の</text:span><text:span text:style-name="T8">CSV</text:span><text:span text:style-name="T8">ファイル</text:span><text:span text:style-name="T3">(OUTBOUND)</text:span><text:span text:style-name="T8">を作成します。</text:span></text:p>
              <text:p><text:span text:style-name="T9">EBS</text:span><text:span text:style-name="T9">の仕入先から</text:span><text:span text:style-name="T9">CSV</text:span><text:span text:style-name="T10">データを</text:span><text:span text:style-name="T9">PaaS</text:span><text:span text:style-name="T10">へ取込み、</text:span><text:span text:style-name="T9">OIC</text:span><text:span text:style-name="T10">の機能にて</text:span><text:span text:style-name="T9">ERP</text:span><text:span text:style-name="T10">標準の</text:span><text:span text:style-name="T9">仕入先</text:span><text:span text:style-name="T10">へ取込を行い</text:span><text:span text:style-name="T11">ます。</text:span></text:p>
              <text:p text:style-name="P2"><text:span text:style-name="T7">システム利用者</text:span></text:p>
              <text:p text:style-name="P2"><text:span text:style-name="T8"><text:s/></text:span><text:span text:style-name="T8">利用者はマスタ管理担当者</text:span></text:p>
              <text:p text:style-name="P2"><text:span text:style-name="T7">処理タイミング、その他</text:span></text:p>
              <text:p text:style-name="P2"><text:span text:style-name="T8">　仕入先マスタの登録・変更・削除は、利用者がオンライン機能を使って随時行う。</text:span></text:p>
              <text:p text:style-name="P2"><text:span text:style-name="T8">　外部システム</text:span><text:span text:style-name="T8">IF</text:span><text:span text:style-name="T8">用のファイル出力は、日次夜間のバッチ処理にて稼動します。</text:span></text:p>
              <text:p text:style-name="P10"><text:span text:style-name="T12">　</text:span><text:span text:style-name="T9">EBS</text:span><text:span text:style-name="T9">から</text:span><text:span text:style-name="T9">ERP</text:span><text:span text:style-name="T10">標準への連携は、日次日中・夜間のバッチ処理で行います。</text:span></text:p>
            </draw:text-box>
          </draw:frame>
        </draw:g>
        <draw:g>
          <draw:g>
            <draw:path draw:style-name="gr6" draw:text-style-name="P5" draw:layer="layout" svg:width="2.539cm" svg:height="0.953cm" svg:x="30.017cm" svg:y="17.14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1" draw:text-style-name="P1" draw:layer="layout" svg:width="2.539cm" svg:height="0.953cm" svg:x="30.017cm" svg:y="17.14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6" draw:text-style-name="P3" draw:layer="layout" svg:width="2.54cm" svg:height="0.953cm" svg:x="30.017cm" svg:y="17.146cm">
            <draw:text-box>
              <text:p text:style-name="P6"><text:span text:style-name="T2">END</text:span></text:p>
            </draw:text-box>
          </draw:frame>
        </draw:g>
        <draw:line draw:style-name="gr22" draw:text-style-name="P1" draw:layer="layout" svg:x1="15.547cm" svg:y1="14.645cm" svg:x2="15.547cm" svg:y2="16.568cm">
          <text:p/>
        </draw:line>
        <draw:line draw:style-name="gr22" draw:text-style-name="P1" draw:layer="layout" svg:x1="5.318cm" svg:y1="9.354cm" svg:x2="9.706cm" svg:y2="9.354cm">
          <text:p/>
        </draw:line>
        <draw:path draw:style-name="gr22" draw:text-style-name="P1" draw:layer="layout" svg:width="4.441cm" svg:height="4.339cm" svg:x="5.318cm" svg:y="9.354cm" svg:viewBox="0 0 4442 4340" svg:d="M0 0h1689c106 0 159 53 159 158v4023c0 106 53 159 159 159h2435">
          <text:p/>
        </draw:path>
        <draw:g>
          <draw:polygon draw:style-name="gr1" draw:text-style-name="P1" draw:layer="layout" svg:width="3.135cm" svg:height="1.27cm" svg:x="20.751cm" svg:y="16.989cm" svg:viewBox="0 0 3136 1271" draw:points="0,1271 2501,1271 3136,0 635,0">
            <text:p/>
          </draw:polygon>
          <draw:frame draw:style-name="gr29" draw:text-style-name="P3" draw:layer="layout" svg:width="1.667cm" svg:height="1.27cm" svg:x="21.485cm" svg:y="16.989cm">
            <draw:text-box>
              <text:p text:style-name="P6"><text:span text:style-name="T2">仕入先</text:span></text:p>
              <text:p text:style-name="P6"><text:span text:style-name="T2">マスタ情報</text:span></text:p>
            </draw:text-box>
          </draw:frame>
        </draw:g>
        <draw:line draw:style-name="gr22" draw:text-style-name="P1" draw:layer="layout" svg:x1="16.941cm" svg:y1="17.612cm" svg:x2="21.045cm" svg:y2="17.612cm">
          <text:p/>
        </draw:line>
        <draw:line draw:style-name="gr22" draw:text-style-name="P1" draw:layer="layout" svg:x1="23.568cm" svg:y1="17.624cm" svg:x2="25.364cm" svg:y2="17.624cm">
          <text:p/>
        </draw:line>
        <draw:path draw:style-name="gr4" draw:text-style-name="P1" draw:layer="layout" svg:width="2.111cm" svg:height="2.111cm" svg:x="9.862cm" svg:y="8.261cm" svg:viewBox="0 0 2112 2112" svg:d="M461 1386h-461v726h2112v-726h-462v-99h198v-1287h-1585v1287h198zM461 1386h1189M461 1287h1189">
          <text:p/>
        </draw:path>
        <draw:path draw:style-name="gr1" draw:text-style-name="P1" draw:layer="layout" svg:width="0.858cm" svg:height="0.594cm" svg:x="10.951cm" svg:y="9.712cm" svg:viewBox="0 0 859 595" svg:d="M0 595h694v-595h-694zM0 198h694M0 396h694M32 297h629M396 363h198v-132h-198zM760 98h99v-98h-99z">
          <text:p/>
        </draw:path>
        <draw:path draw:style-name="gr1" draw:text-style-name="P1" draw:layer="layout" svg:width="1.979cm" svg:height="1.419cm" svg:x="9.928cm" svg:y="8.409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0" draw:text-style-name="P3" draw:layer="layout" svg:width="3.378cm" svg:height="1.303cm" svg:x="9.229cm" svg:y="10.201cm">
          <draw:text-box>
            <text:p text:style-name="P6"><text:span text:style-name="T13">CMM_001_S01</text:span><text:span text:style-name="T13">：</text:span></text:p>
            <text:p text:style-name="P6"><text:span text:style-name="T13">銀行口座マスタ登録画面</text:span></text:p>
          </draw:text-box>
        </draw:frame>
        <draw:path draw:style-name="gr4" draw:text-style-name="P1" draw:layer="layout" svg:width="2.111cm" svg:height="2.111cm" svg:x="10.001cm" svg:y="12.646cm" svg:viewBox="0 0 2112 2112" svg:d="M461 1386h-461v726h2112v-726h-462v-99h198v-1287h-1585v1287h198zM461 1386h1189M461 1287h1189">
          <text:p/>
        </draw:path>
        <draw:path draw:style-name="gr1" draw:text-style-name="P1" draw:layer="layout" svg:width="0.858cm" svg:height="0.594cm" svg:x="11.09cm" svg:y="14.098cm" svg:viewBox="0 0 859 595" svg:d="M0 595h694v-595h-694zM0 198h694M0 396h694M32 297h629M396 363h198v-132h-198zM760 98h99v-98h-99z">
          <text:p/>
        </draw:path>
        <draw:path draw:style-name="gr1" draw:text-style-name="P1" draw:layer="layout" svg:width="1.979cm" svg:height="1.419cm" svg:x="10.067cm" svg:y="12.795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0" draw:text-style-name="P3" draw:layer="layout" svg:width="3.096cm" svg:height="1.303cm" svg:x="9.509cm" svg:y="14.587cm">
          <draw:text-box>
            <text:p text:style-name="P6"><text:span text:style-name="T13">CMM_001_S02</text:span><text:span text:style-name="T13">：</text:span></text:p>
            <text:p text:style-name="P6"><text:span text:style-name="T13">仕入先マスタ登録画面</text:span></text:p>
          </draw:text-box>
        </draw:frame>
        <draw:path draw:style-name="gr22" draw:text-style-name="P1" draw:layer="layout" svg:width="9.083cm" svg:height="8.259cm" svg:x="5.318cm" svg:y="9.354cm" svg:viewBox="0 0 9084 8260" svg:d="M0 0h1689c106 0 159 53 159 158v7944c0 105 53 158 159 158h7077">
          <text:p/>
        </draw:path>
        <draw:line draw:style-name="gr31" draw:text-style-name="P1" draw:layer="layout" svg:x1="16.4cm" svg:y1="13.6cm" svg:x2="18.4cm" svg:y2="13.6cm">
          <text:p/>
        </draw:line>
        <draw:frame draw:style-name="gr32" draw:text-style-name="P3" draw:layer="layout" svg:width="4.048cm" svg:height="1.5cm" svg:x="13.811cm" svg:y="18.913cm">
          <draw:text-box>
            <text:p text:style-name="P2"><text:span text:style-name="T2">・</text:span><text:span text:style-name="T2">EBS</text:span><text:span text:style-name="T2">より情報系システム連携用の</text:span><text:span text:style-name="T2">IF</text:span><text:span text:style-name="T2">ファイル（</text:span><text:span text:style-name="T2">CSV</text:span><text:span text:style-name="T2">）を作成する。</text:span></text:p>
          </draw:text-box>
        </draw:frame>
        <draw:g>
          <draw:g>
            <draw:path draw:style-name="gr6" draw:text-style-name="P5" draw:layer="layout" svg:width="3.015cm" svg:height="1.752cm" svg:x="25.213cm" svg:y="16.749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  <draw:path draw:style-name="gr1" draw:text-style-name="P1" draw:layer="layout" svg:width="3.015cm" svg:height="1.752cm" svg:x="25.213cm" svg:y="16.749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</draw:g>
          <draw:frame draw:style-name="gr33" draw:text-style-name="P3" draw:layer="layout" svg:width="3.005cm" svg:height="1.749cm" svg:x="25.213cm" svg:y="16.749cm">
            <draw:text-box>
              <text:p text:style-name="P6"><text:span text:style-name="T2">情報システム</text:span></text:p>
              <text:p text:style-name="P6"><text:span text:style-name="T2">（</text:span><text:span text:style-name="T2">OUTBOUND</text:span><text:span text:style-name="T2">）</text:span></text:p>
            </draw:text-box>
          </draw:frame>
        </draw:g>
        <draw:path draw:style-name="gr22" draw:text-style-name="P1" draw:layer="layout" svg:width="2.058cm" svg:height="0.002cm" svg:x="27.959cm" svg:y="17.622cm" svg:viewBox="0 0 2059 3" svg:d="M0 3h734c1 0 1-1 1-3h1 1323">
          <text:p/>
        </draw:path>
        <draw:g>
          <draw:g>
            <draw:polygon draw:style-name="gr6" draw:text-style-name="P5" draw:layer="layout" svg:width="2.54cm" svg:height="1.978cm" svg:x="18.404cm" svg:y="12.586cm" svg:viewBox="0 0 2541 1979" draw:points="158,0 0,158 0,1821 158,1979 2382,1979 2541,1821 2541,158 2382,0">
              <text:p/>
            </draw:polygon>
            <draw:polygon draw:style-name="gr1" draw:text-style-name="P1" draw:layer="layout" svg:width="2.54cm" svg:height="1.978cm" svg:x="18.404cm" svg:y="12.586cm" svg:viewBox="0 0 2541 1979" draw:points="158,0 0,158 0,1821 158,1979 2382,1979 2541,1821 2541,158 2382,0">
              <text:p/>
            </draw:polygon>
          </draw:g>
        </draw:g>
        <draw:frame draw:style-name="gr23" draw:text-style-name="P9" draw:layer="layout" svg:width="2.54cm" svg:height="0.341cm" svg:x="18.404cm" svg:y="12.658cm">
          <draw:text-box>
            <text:p text:style-name="P2"><text:span text:style-name="T14">CMM_001_A02</text:span></text:p>
          </draw:text-box>
        </draw:frame>
        <draw:g>
          <draw:g>
            <draw:path draw:style-name="gr10" draw:text-style-name="P7" draw:layer="layout" svg:width="3.63cm" svg:height="0.606cm" svg:x="19.184cm" svg:y="14.269cm" svg:viewBox="0 0 3631 607" svg:d="M101 607h3428c68 0 102-34 102-102v-404c0-67-34-101-102-101h-3428c-67 0-101 34-101 101v404c0 68 34 102 101 102z">
              <text:p/>
            </draw:path>
            <draw:path draw:style-name="gr1" draw:text-style-name="P1" draw:layer="layout" svg:width="3.63cm" svg:height="0.606cm" svg:x="19.184cm" svg:y="14.269cm" svg:viewBox="0 0 3631 607" svg:d="M101 607h3428c68 0 102-34 102-102v-404c0-67-34-101-102-101h-3428c-67 0-101 34-101 101v404c0 68 34 102 101 102z">
              <text:p/>
            </draw:path>
          </draw:g>
          <draw:frame draw:style-name="gr24" draw:text-style-name="P9" draw:layer="layout" svg:width="3.63cm" svg:height="0.791cm" svg:x="19.184cm" svg:y="14.177cm">
            <draw:text-box>
              <text:p text:style-name="P2"><text:span text:style-name="T15">K902_02_002</text:span></text:p>
              <text:p text:style-name="P2"><text:span text:style-name="T15">アドオン：仕入先マスタ</text:span><text:span text:style-name="T15">IF</text:span><text:span text:style-name="T15">出力</text:span></text:p>
            </draw:text-box>
          </draw:frame>
        </draw:g>
        <draw:frame draw:style-name="gr25" draw:text-style-name="P9" draw:layer="layout" svg:width="2.54cm" svg:height="1.566cm" svg:x="18.404cm" svg:y="12.998cm">
          <draw:text-box>
            <text:p text:style-name="P6"><text:span text:style-name="T14">仕入先マスタ</text:span><text:span text:style-name="T14">IF</text:span></text:p>
            <text:p text:style-name="P6"><text:span text:style-name="T14">抽出</text:span></text:p>
          </draw:text-box>
        </draw:frame>
        <draw:frame draw:style-name="gr34" draw:text-style-name="P12" draw:layer="layout" svg:width="4.75cm" svg:height="1.843cm" svg:x="18.25cm" svg:y="14.741cm">
          <draw:text-box>
            <text:p text:style-name="P2"><text:span text:style-name="T14">・</text:span><text:span text:style-name="T14">JP1</text:span><text:span text:style-name="T14">より自動起動する。</text:span></text:p>
            <text:p text:style-name="P2"><text:span text:style-name="T14">・</text:span><text:span text:style-name="T14">FBDI</text:span><text:span text:style-name="T14">で取込用に仕入先マスタ情報ファイルを作成する</text:span></text:p>
          </draw:text-box>
        </draw:frame>
        <draw:g>
          <draw:g>
            <draw:polygon draw:style-name="gr6" draw:text-style-name="P5" draw:layer="layout" svg:width="2.54cm" svg:height="1.978cm" svg:x="26.602cm" svg:y="12.586cm" svg:viewBox="0 0 2541 1979" draw:points="158,0 0,158 0,1821 158,1979 2382,1979 2541,1821 2541,158 2382,0">
              <text:p/>
            </draw:polygon>
            <draw:polygon draw:style-name="gr1" draw:text-style-name="P1" draw:layer="layout" svg:width="2.54cm" svg:height="1.978cm" svg:x="26.602cm" svg:y="12.586cm" svg:viewBox="0 0 2541 1979" draw:points="158,0 0,158 0,1821 158,1979 2382,1979 2541,1821 2541,158 2382,0">
              <text:p/>
            </draw:polygon>
          </draw:g>
        </draw:g>
        <draw:frame draw:style-name="gr23" draw:text-style-name="P9" draw:layer="layout" svg:width="2.54cm" svg:height="0.341cm" svg:x="26.602cm" svg:y="12.658cm">
          <draw:text-box>
            <text:p text:style-name="P2"><text:span text:style-name="T14">CMM_001_A03</text:span></text:p>
          </draw:text-box>
        </draw:frame>
        <draw:g>
          <draw:g>
            <draw:path draw:style-name="gr10" draw:text-style-name="P7" draw:layer="layout" svg:width="3.63cm" svg:height="0.606cm" svg:x="27.382cm" svg:y="14.269cm" svg:viewBox="0 0 3631 607" svg:d="M101 607h3428c68 0 102-34 102-102v-404c0-67-34-101-102-101h-3428c-67 0-101 34-101 101v404c0 68 34 102 101 102z">
              <text:p/>
            </draw:path>
            <draw:path draw:style-name="gr1" draw:text-style-name="P1" draw:layer="layout" svg:width="3.63cm" svg:height="0.606cm" svg:x="27.382cm" svg:y="14.269cm" svg:viewBox="0 0 3631 607" svg:d="M101 607h3428c68 0 102-34 102-102v-404c0-67-34-101-102-101h-3428c-67 0-101 34-101 101v404c0 68 34 102 101 102z">
              <text:p/>
            </draw:path>
          </draw:g>
          <draw:frame draw:style-name="gr24" draw:text-style-name="P9" draw:layer="layout" svg:width="3.63cm" svg:height="0.791cm" svg:x="27.382cm" svg:y="14.177cm">
            <draw:text-box>
              <text:p text:style-name="P2"><text:span text:style-name="T15">K902_02_003</text:span></text:p>
              <text:p text:style-name="P2"><text:span text:style-name="T15">ERP</text:span><text:span text:style-name="T15">アドオン：仕入先マスタ</text:span><text:span text:style-name="T15">IF</text:span><text:span text:style-name="T15">取込</text:span></text:p>
            </draw:text-box>
          </draw:frame>
        </draw:g>
        <draw:frame draw:style-name="gr25" draw:text-style-name="P9" draw:layer="layout" svg:width="2.54cm" svg:height="1.566cm" svg:x="26.602cm" svg:y="12.998cm">
          <draw:text-box>
            <text:p text:style-name="P6"><text:span text:style-name="T14">仕入先マスタ</text:span><text:span text:style-name="T14">IF</text:span></text:p>
            <text:p text:style-name="P6"><text:span text:style-name="T14">連携</text:span></text:p>
          </draw:text-box>
        </draw:frame>
        <draw:frame draw:style-name="gr34" draw:text-style-name="P12" draw:layer="layout" svg:width="4.75cm" svg:height="1.843cm" svg:x="26.448cm" svg:y="14.741cm">
          <draw:text-box>
            <text:p text:style-name="P2"><text:span text:style-name="T14">・</text:span><text:span text:style-name="T14">JP1</text:span><text:span text:style-name="T14">より自動起動する。</text:span></text:p>
            <text:p text:style-name="P2"><text:span text:style-name="T14">・</text:span><text:span text:style-name="T14">OIC</text:span><text:span text:style-name="T14">を使用し、</text:span><text:span text:style-name="T14">FBDI</text:span><text:span text:style-name="T14">で仕入先へ取込を行う</text:span></text:p>
          </draw:text-box>
        </draw:frame>
        <draw:g>
          <draw:polygon draw:style-name="gr1" draw:text-style-name="P1" draw:layer="layout" svg:width="3.135cm" svg:height="1.27cm" svg:x="22.251cm" svg:y="12.79cm" svg:viewBox="0 0 3136 1271" draw:points="0,1271 2501,1271 3136,0 635,0">
            <text:p/>
          </draw:polygon>
          <draw:frame draw:style-name="gr29" draw:text-style-name="P9" draw:layer="layout" svg:width="1.667cm" svg:height="1.27cm" svg:x="22.985cm" svg:y="12.79cm">
            <draw:text-box>
              <text:p text:style-name="P6"><text:span text:style-name="T14">仕入先</text:span></text:p>
              <text:p text:style-name="P6"><text:span text:style-name="T14">マスタ情報</text:span></text:p>
            </draw:text-box>
          </draw:frame>
        </draw:g>
        <draw:line draw:style-name="gr22" draw:text-style-name="P1" draw:layer="layout" svg:x1="21cm" svg:y1="13.5cm" svg:x2="22.5cm" svg:y2="13.5cm">
          <text:p/>
        </draw:line>
        <draw:line draw:style-name="gr22" draw:text-style-name="P1" draw:layer="layout" svg:x1="25.098cm" svg:y1="13.5cm" svg:x2="26.6cm" svg:y2="13.5cm">
          <text:p/>
        </draw:line>
        <draw:line draw:style-name="gr22" draw:text-style-name="P1" draw:layer="layout" svg:x1="29.096cm" svg:y1="13.5cm" svg:x2="31.35cm" svg:y2="13.5cm">
          <text:p/>
        </draw:line>
        <draw:g>
          <draw:g>
            <draw:path draw:style-name="gr6" draw:text-style-name="P5" draw:layer="layout" svg:width="1.733cm" svg:height="1.399cm" svg:x="31.381cm" svg:y="12.769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4" draw:text-style-name="P1" draw:layer="layout" svg:width="1.733cm" svg:height="1.399cm" svg:x="31.381cm" svg:y="12.769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21" draw:text-style-name="P9" draw:layer="layout" svg:width="1.733cm" svg:height="0.963cm" svg:x="31.381cm" svg:y="13.097cm">
            <draw:text-box>
              <text:p text:style-name="P6"><text:span text:style-name="T14">ERP</text:span><text:span text:style-name="T14">標準：</text:span></text:p>
              <text:p text:style-name="P6"><text:span text:style-name="T14">仕入先</text:span></text:p>
            </draw:text-box>
          </draw:frame>
        </draw:g>
        <draw:g>
          <draw:g>
            <draw:path draw:style-name="gr6" draw:text-style-name="P5" draw:layer="layout" svg:width="1.733cm" svg:height="1.801cm" svg:x="31.381cm" svg:y="6.75cm" svg:viewBox="0 0 1734 1802" svg:d="M0 278v1246c0 48 40 96 116 139 76 42 186 77 318 101 131 25 281 38 433 38s302-13 434-38c131-24 241-59 317-101 76-43 116-91 116-139v-1246c0-49-40-97-116-139s-186-77-318-102c-131-24-281-37-433-37s-302 13-434 37c-131 25-241 60-317 102s-116 90-116 139z">
              <text:p/>
            </draw:path>
            <draw:path draw:style-name="gr4" draw:text-style-name="P1" draw:layer="layout" svg:width="1.733cm" svg:height="1.801cm" svg:x="31.381cm" svg:y="6.75cm" svg:viewBox="0 0 1734 1802" svg:d="M0 278v1246c0 48 40 96 116 139 76 42 186 77 318 101 131 25 281 38 433 38s302-13 434-38c131-24 241-59 317-101 76-43 116-91 116-139v-1246c0-49-40-97-116-139s-186-77-318-102c-131-24-281-37-433-37s-302 13-434 37c-131 25-241 60-317 102s-116 90-116 139zM0 278c0 49 40 96 116 139 76 42 186 77 318 102 131 24 281 37 433 37s302-13 434-37c131-25 241-60 317-102 76-43 116-90 116-139">
              <text:p/>
            </draw:path>
          </draw:g>
          <draw:frame draw:style-name="gr35" draw:text-style-name="P13" draw:layer="layout" svg:width="1.733cm" svg:height="1.677cm" svg:x="31.381cm" svg:y="6.953cm">
            <draw:text-box>
              <text:p text:style-name="P6"><text:span text:style-name="T14">ERP</text:span><text:span text:style-name="T14">標準：</text:span></text:p>
              <text:p text:style-name="P6"><text:span text:style-name="T14">外部銀行口座</text:span></text:p>
            </draw:text-box>
          </draw:frame>
        </draw:g>
        <draw:path draw:style-name="gr22" draw:text-style-name="P1" draw:layer="layout" svg:width="2.249cm" svg:height="5.71cm" draw:transform="rotate (-3.14159265358979) translate (31.35cm 13.461cm)" svg:viewBox="0 0 2250 5711" svg:d="M2250 0h-856c-53 0-80 70-80 208v5294c0 139-27 209-81 209h-1233">
          <text:p/>
        </draw:path>
        <draw:line draw:style-name="gr22" draw:text-style-name="P1" draw:layer="layout" svg:x1="33.25cm" svg:y1="7.65cm" svg:x2="34.25cm" svg:y2="7.65cm">
          <text:p/>
        </draw:line>
        <draw:line draw:style-name="gr22" draw:text-style-name="P1" draw:layer="layout" svg:x1="33.1cm" svg:y1="13.55cm" svg:x2="34.35cm" svg:y2="13.55cm">
          <text:p/>
        </draw:line>
        <draw:g>
          <draw:g>
            <draw:path draw:style-name="gr6" draw:text-style-name="P5" draw:layer="layout" svg:width="2.539cm" svg:height="0.953cm" svg:x="37.71cm" svg:y="13.04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1" draw:text-style-name="P1" draw:layer="layout" svg:width="2.539cm" svg:height="0.953cm" svg:x="37.71cm" svg:y="13.04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6" draw:text-style-name="P3" draw:layer="layout" svg:width="2.54cm" svg:height="0.953cm" svg:x="37.71cm" svg:y="13.046cm">
            <draw:text-box>
              <text:p text:style-name="P6"><text:span text:style-name="T2">END</text:span></text:p>
            </draw:text-box>
          </draw:frame>
        </draw:g>
        <draw:frame draw:style-name="gr36" draw:text-style-name="P12" draw:layer="layout" svg:width="4.75cm" svg:height="1.008cm" svg:x="33.348cm" svg:y="8.742cm">
          <draw:text-box>
            <text:p text:style-name="P2"><text:span text:style-name="T14">・</text:span><text:span text:style-name="T14">ERP</text:span><text:span text:style-name="T14">へ連携された仕入先銀行口座、従業員の経費口座を出力する。</text:span></text:p>
          </draw:text-box>
        </draw:frame>
        <draw:g>
          <draw:g>
            <draw:path draw:style-name="gr6" draw:text-style-name="P5" draw:layer="layout" svg:width="2.539cm" svg:height="0.953cm" svg:x="37.71cm" svg:y="7.14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1" draw:text-style-name="P1" draw:layer="layout" svg:width="2.539cm" svg:height="0.953cm" svg:x="37.71cm" svg:y="7.14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6" draw:text-style-name="P3" draw:layer="layout" svg:width="2.54cm" svg:height="0.953cm" svg:x="37.71cm" svg:y="7.146cm">
            <draw:text-box>
              <text:p text:style-name="P6"><text:span text:style-name="T2">END</text:span></text:p>
            </draw:text-box>
          </draw:frame>
        </draw:g>
        <draw:line draw:style-name="gr22" draw:text-style-name="P1" draw:layer="layout" svg:x1="36.5cm" svg:y1="7.65cm" svg:x2="37.75cm" svg:y2="7.65cm">
          <text:p/>
        </draw:line>
        <draw:frame draw:style-name="gr8" draw:text-style-name="P1" draw:layer="layout" svg:width="1.588cm" svg:height="1.214cm" svg:x="35.443cm" svg:y="7.536cm">
          <draw:text-box>
            <text:p/>
          </draw:text-box>
        </draw:frame>
        <draw:g>
          <draw:g>
            <draw:polygon draw:style-name="gr6" draw:text-style-name="P5" draw:layer="layout" svg:width="2.473cm" svg:height="1.936cm" svg:x="34.25cm" svg:y="6.85cm" svg:viewBox="0 0 2474 1937" draw:points="0,0 0,1937 1236,1414 2474,1937 2474,0">
              <text:p/>
            </draw:polygon>
            <draw:polygon draw:style-name="gr1" draw:text-style-name="P1" draw:layer="layout" svg:width="2.473cm" svg:height="1.936cm" svg:x="34.25cm" svg:y="6.85cm" svg:viewBox="0 0 2474 1937" draw:points="0,0 0,1937 1236,1414 2474,1937 2474,0">
              <text:p/>
            </draw:polygon>
          </draw:g>
        </draw:g>
        <draw:frame draw:style-name="gr37" draw:text-style-name="P14" draw:layer="layout" svg:width="2.551cm" svg:height="1.842cm" svg:x="34.25cm" svg:y="6.798cm">
          <draw:text-box>
            <text:p text:style-name="P2"><text:span text:style-name="T16">CMM_001_A04</text:span><text:span text:style-name="T17">：</text:span></text:p>
            <text:p text:style-name="P6"><text:span text:style-name="T16">ERP</text:span><text:span text:style-name="T16">アドオン：</text:span><text:span text:style-name="T17">外部銀行口座マスタ情報確認</text:span><text:span text:style-name="T17">(BIP)</text:span></text:p>
          </draw:text-box>
        </draw:frame>
        <draw:line draw:style-name="gr22" draw:text-style-name="P1" draw:layer="layout" svg:x1="36.5cm" svg:y1="13.551cm" svg:x2="37.75cm" svg:y2="13.551cm">
          <text:p/>
        </draw:line>
        <draw:frame draw:style-name="gr8" draw:text-style-name="P1" draw:layer="layout" svg:width="1.588cm" svg:height="1.214cm" svg:x="35.443cm" svg:y="13.437cm">
          <draw:text-box>
            <text:p/>
          </draw:text-box>
        </draw:frame>
        <draw:g>
          <draw:g>
            <draw:polygon draw:style-name="gr6" draw:text-style-name="P5" draw:layer="layout" svg:width="2.473cm" svg:height="1.936cm" svg:x="34.25cm" svg:y="12.751cm" svg:viewBox="0 0 2474 1937" draw:points="0,0 0,1937 1236,1414 2474,1937 2474,0">
              <text:p/>
            </draw:polygon>
            <draw:polygon draw:style-name="gr1" draw:text-style-name="P1" draw:layer="layout" svg:width="2.473cm" svg:height="1.936cm" svg:x="34.25cm" svg:y="12.751cm" svg:viewBox="0 0 2474 1937" draw:points="0,0 0,1937 1236,1414 2474,1937 2474,0">
              <text:p/>
            </draw:polygon>
          </draw:g>
        </draw:g>
        <draw:frame draw:style-name="gr38" draw:text-style-name="P14" draw:layer="layout" svg:width="2.551cm" svg:height="1.842cm" svg:x="34.25cm" svg:y="12.699cm">
          <draw:text-box>
            <text:p text:style-name="P2"><text:span text:style-name="T16">CMM_001_A05</text:span><text:span text:style-name="T17">：</text:span></text:p>
            <text:p text:style-name="P6"><text:span text:style-name="T17">仕入先マスタ更新情報確認</text:span><text:span text:style-name="T17">(BIP))</text:span></text:p>
          </draw:text-box>
        </draw:frame>
        <draw:frame draw:style-name="gr36" draw:text-style-name="P12" draw:layer="layout" svg:width="4.75cm" svg:height="1.008cm" svg:x="33.348cm" svg:y="14.842cm">
          <draw:text-box>
            <text:p text:style-name="P2"><text:span text:style-name="T14">・</text:span><text:span text:style-name="T14">ERP</text:span><text:span text:style-name="T14">に連携された仕入先マスタのデータを出力する。</text:span></text:p>
          </draw:text-box>
        </draw:frame>
        <draw:path draw:style-name="gr31" draw:text-style-name="P1" draw:layer="layout" svg:width="1.833cm" svg:height="4.339cm" svg:x="16.516cm" svg:y="9.221cm" svg:viewBox="0 0 1834 4340" svg:d="M0 0h697c44 0 66 53 66 158v4023c0 106 22 159 66 159h1005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HGGothicM" svg:font-family="HGGothicM"/>
    <style:font-face style:name="HGGothicM1" svg:font-family="HGGothic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S-Mincho" svg:font-family="MS-Mincho"/>
    <style:font-face style:name="MS-Mincho1" svg:font-family="MS-Mincho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18T18:47:28.232000000</dc:date>
    <meta:creation-date>2008-12-12T11:30:22Z</meta:creation-date>
    <meta:generator>LibreOffice/7.2.5.2$Windows_X86_64 LibreOffice_project/499f9727c189e6ef3471021d6132d4c694f357e5</meta:generator>
    <meta:editing-duration>PT2H40M44S</meta:editing-duration>
    <meta:editing-cycles>34</meta:editing-cycles>
    <meta:document-statistic meta:object-count="241"/>
  </office:meta>
</office:document-meta>
</file>